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</text:p>
          </table:table-cell>
          <table:table-cell office:value-type="float" office:value="93" calcext:value-type="float">
            <text:p>93</text:p>
          </table:table-cell>
          <table:table-cell table:style-name="ce13" table:formula="of:=[.F78]+[.E79]" office:value-type="float" office:value="4308" calcext:value-type="float">
            <text:p>4308</text:p>
          </table:table-cell>
          <table:table-cell/>
          <table:table-cell table:formula="of:=[.H78]+[.G79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" calcext:value-type="string">
            <text:p>Wunara</text:p>
          </table:table-cell>
          <table:table-cell office:value-type="string" calcext:value-type="string">
            <text:p>Tablelands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6" calcext:value-type="float">
            <text:p>4406</text:p>
          </table:table-cell>
          <table:table-cell/>
          <table:table-cell table:formula="of:=[.H79]+[.G80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6196.46" calcext:value-type="currency">
            <text:p>$6 196,46</text:p>
          </table:table-cell>
          <table:table-cell table:style-name="ce41" table:formula="of:=[.A80]*budgetjour-[.O80]" office:value-type="currency" office:currency="USD" office:value="1387.54" calcext:value-type="currency">
            <text:p>$1 387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office:value-type="string" calcext:value-type="string">
            <text:p>Tower</text:p>
          </table:table-cell>
          <table:table-cell office:value-type="float" office:value="94" calcext:value-type="float">
            <text:p>94</text:p>
          </table:table-cell>
          <table:table-cell table:style-name="ce13" table:formula="of:=[.F80]+[.E81]" office:value-type="float" office:value="4500" calcext:value-type="float">
            <text:p>4500</text:p>
          </table:table-cell>
          <table:table-cell/>
          <table:table-cell table:formula="of:=[.H80]+[.G81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196.46" calcext:value-type="currency">
            <text:p>$6 196,46</text:p>
          </table:table-cell>
          <table:table-cell table:style-name="ce41" table:formula="of:=[.A81]*budgetjour-[.O81]" office:value-type="currency" office:currency="USD" office:value="1483.54" calcext:value-type="currency">
            <text:p>$1 483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4" calcext:value-type="float">
            <text:p>4594</text:p>
          </table:table-cell>
          <table:table-cell/>
          <table:table-cell table:formula="of:=[.H81]+[.G82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196.46" calcext:value-type="currency">
            <text:p>$6 196,46</text:p>
          </table:table-cell>
          <table:table-cell table:style-name="ce41" table:formula="of:=[.A82]*budgetjour-[.O82]" office:value-type="currency" office:currency="USD" office:value="1579.54" calcext:value-type="currency">
            <text:p>$1 579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4" calcext:value-type="float">
            <text:p>4594</text:p>
          </table:table-cell>
          <table:table-cell/>
          <table:table-cell table:formula="of:=[.H82]+[.G83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196.46" calcext:value-type="currency">
            <text:p>$6 196,46</text:p>
          </table:table-cell>
          <table:table-cell table:style-name="ce41" table:formula="of:=[.A83]*budgetjour-[.O83]" office:value-type="currency" office:currency="USD" office:value="1675.54" calcext:value-type="currency">
            <text:p>$1 675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4" calcext:value-type="float">
            <text:p>4594</text:p>
          </table:table-cell>
          <table:table-cell/>
          <table:table-cell table:formula="of:=[.H83]+[.G84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196.46" calcext:value-type="currency">
            <text:p>$6 196,46</text:p>
          </table:table-cell>
          <table:table-cell table:style-name="ce41" table:formula="of:=[.A84]*budgetjour-[.O84]" office:value-type="currency" office:currency="USD" office:value="1771.54" calcext:value-type="currency">
            <text:p>$1 771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4" calcext:value-type="float">
            <text:p>4594</text:p>
          </table:table-cell>
          <table:table-cell/>
          <table:table-cell table:formula="of:=[.H84]+[.G85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196.46" calcext:value-type="currency">
            <text:p>$6 196,46</text:p>
          </table:table-cell>
          <table:table-cell table:style-name="ce41" table:formula="of:=[.A85]*budgetjour-[.O85]" office:value-type="currency" office:currency="USD" office:value="1867.54" calcext:value-type="currency">
            <text:p>$1 867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4" calcext:value-type="float">
            <text:p>4594</text:p>
          </table:table-cell>
          <table:table-cell/>
          <table:table-cell table:formula="of:=[.H85]+[.G86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196.46" calcext:value-type="currency">
            <text:p>$6 196,46</text:p>
          </table:table-cell>
          <table:table-cell table:style-name="ce41" table:formula="of:=[.A86]*budgetjour-[.O86]" office:value-type="currency" office:currency="USD" office:value="1963.54" calcext:value-type="currency">
            <text:p>$1 963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4" calcext:value-type="float">
            <text:p>4594</text:p>
          </table:table-cell>
          <table:table-cell/>
          <table:table-cell table:formula="of:=[.H86]+[.G87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196.46" calcext:value-type="currency">
            <text:p>$6 196,46</text:p>
          </table:table-cell>
          <table:table-cell table:style-name="ce41" table:formula="of:=[.A87]*budgetjour-[.O87]" office:value-type="currency" office:currency="USD" office:value="2059.54" calcext:value-type="currency">
            <text:p>$2 059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4" calcext:value-type="float">
            <text:p>4594</text:p>
          </table:table-cell>
          <table:table-cell/>
          <table:table-cell table:formula="of:=[.H87]+[.G88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196.46" calcext:value-type="currency">
            <text:p>$6 196,46</text:p>
          </table:table-cell>
          <table:table-cell table:style-name="ce41" table:formula="of:=[.A88]*budgetjour-[.O88]" office:value-type="currency" office:currency="USD" office:value="2155.54" calcext:value-type="currency">
            <text:p>$2 155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4" calcext:value-type="float">
            <text:p>4594</text:p>
          </table:table-cell>
          <table:table-cell/>
          <table:table-cell table:formula="of:=[.H88]+[.G89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196.46" calcext:value-type="currency">
            <text:p>$6 196,46</text:p>
          </table:table-cell>
          <table:table-cell table:style-name="ce41" table:formula="of:=[.A89]*budgetjour-[.O89]" office:value-type="currency" office:currency="USD" office:value="2251.54" calcext:value-type="currency">
            <text:p>$2 251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4" calcext:value-type="float">
            <text:p>4594</text:p>
          </table:table-cell>
          <table:table-cell/>
          <table:table-cell table:formula="of:=[.H89]+[.G90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196.46" calcext:value-type="currency">
            <text:p>$6 196,46</text:p>
          </table:table-cell>
          <table:table-cell table:style-name="ce41" table:formula="of:=[.A90]*budgetjour-[.O90]" office:value-type="currency" office:currency="USD" office:value="2347.54" calcext:value-type="currency">
            <text:p>$2 347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4" calcext:value-type="float">
            <text:p>4594</text:p>
          </table:table-cell>
          <table:table-cell/>
          <table:table-cell table:formula="of:=[.H90]+[.G91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196.46" calcext:value-type="currency">
            <text:p>$6 196,46</text:p>
          </table:table-cell>
          <table:table-cell table:style-name="ce41" table:formula="of:=[.A91]*budgetjour-[.O91]" office:value-type="currency" office:currency="USD" office:value="2443.54" calcext:value-type="currency">
            <text:p>$2 443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4" calcext:value-type="float">
            <text:p>4594</text:p>
          </table:table-cell>
          <table:table-cell/>
          <table:table-cell table:formula="of:=[.H91]+[.G92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196.46" calcext:value-type="currency">
            <text:p>$6 196,46</text:p>
          </table:table-cell>
          <table:table-cell table:style-name="ce41" table:formula="of:=[.A92]*budgetjour-[.O92]" office:value-type="currency" office:currency="USD" office:value="2539.54" calcext:value-type="currency">
            <text:p>$2 539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4" calcext:value-type="float">
            <text:p>4594</text:p>
          </table:table-cell>
          <table:table-cell/>
          <table:table-cell table:formula="of:=[.H92]+[.G93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196.46" calcext:value-type="currency">
            <text:p>$6 196,46</text:p>
          </table:table-cell>
          <table:table-cell table:style-name="ce41" table:formula="of:=[.A93]*budgetjour-[.O93]" office:value-type="currency" office:currency="USD" office:value="2635.54" calcext:value-type="currency">
            <text:p>$2 635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4" calcext:value-type="float">
            <text:p>4594</text:p>
          </table:table-cell>
          <table:table-cell/>
          <table:table-cell table:formula="of:=[.H93]+[.G94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196.46" calcext:value-type="currency">
            <text:p>$6 196,46</text:p>
          </table:table-cell>
          <table:table-cell table:style-name="ce41" table:formula="of:=[.A94]*budgetjour-[.O94]" office:value-type="currency" office:currency="USD" office:value="2731.54" calcext:value-type="currency">
            <text:p>$2 731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4" calcext:value-type="float">
            <text:p>4594</text:p>
          </table:table-cell>
          <table:table-cell/>
          <table:table-cell table:formula="of:=[.H94]+[.G95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196.46" calcext:value-type="currency">
            <text:p>$6 196,46</text:p>
          </table:table-cell>
          <table:table-cell table:style-name="ce41" table:formula="of:=[.A95]*budgetjour-[.O95]" office:value-type="currency" office:currency="USD" office:value="2827.54" calcext:value-type="currency">
            <text:p>$2 827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4" calcext:value-type="float">
            <text:p>4594</text:p>
          </table:table-cell>
          <table:table-cell/>
          <table:table-cell table:formula="of:=[.H95]+[.G96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196.46" calcext:value-type="currency">
            <text:p>$6 196,46</text:p>
          </table:table-cell>
          <table:table-cell table:style-name="ce41" table:formula="of:=[.A96]*budgetjour-[.O96]" office:value-type="currency" office:currency="USD" office:value="2923.54" calcext:value-type="currency">
            <text:p>$2 923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4" calcext:value-type="float">
            <text:p>4594</text:p>
          </table:table-cell>
          <table:table-cell/>
          <table:table-cell table:formula="of:=[.H96]+[.G97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196.46" calcext:value-type="currency">
            <text:p>$6 196,46</text:p>
          </table:table-cell>
          <table:table-cell table:style-name="ce41" table:formula="of:=[.A97]*budgetjour-[.O97]" office:value-type="currency" office:currency="USD" office:value="3019.54" calcext:value-type="currency">
            <text:p>$3 019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4" calcext:value-type="float">
            <text:p>4594</text:p>
          </table:table-cell>
          <table:table-cell/>
          <table:table-cell table:formula="of:=[.H97]+[.G98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196.46" calcext:value-type="currency">
            <text:p>$6 196,46</text:p>
          </table:table-cell>
          <table:table-cell table:style-name="ce41" table:formula="of:=[.A98]*budgetjour-[.O98]" office:value-type="currency" office:currency="USD" office:value="3115.54" calcext:value-type="currency">
            <text:p>$3 115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4" calcext:value-type="float">
            <text:p>4594</text:p>
          </table:table-cell>
          <table:table-cell/>
          <table:table-cell table:formula="of:=[.H98]+[.G99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196.46" calcext:value-type="currency">
            <text:p>$6 196,46</text:p>
          </table:table-cell>
          <table:table-cell table:style-name="ce41" table:formula="of:=[.A99]*budgetjour-[.O99]" office:value-type="currency" office:currency="USD" office:value="3211.54" calcext:value-type="currency">
            <text:p>$3 211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4" calcext:value-type="float">
            <text:p>4594</text:p>
          </table:table-cell>
          <table:table-cell/>
          <table:table-cell table:formula="of:=[.H99]+[.G100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196.46" calcext:value-type="currency">
            <text:p>$6 196,46</text:p>
          </table:table-cell>
          <table:table-cell table:style-name="ce41" table:formula="of:=[.A100]*budgetjour-[.O100]" office:value-type="currency" office:currency="USD" office:value="3307.54" calcext:value-type="currency">
            <text:p>$3 307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4" calcext:value-type="float">
            <text:p>4594</text:p>
          </table:table-cell>
          <table:table-cell/>
          <table:table-cell table:formula="of:=[.H100]+[.G101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196.46" calcext:value-type="currency">
            <text:p>$6 196,46</text:p>
          </table:table-cell>
          <table:table-cell table:style-name="ce41" table:formula="of:=[.A101]*budgetjour-[.O101]" office:value-type="currency" office:currency="USD" office:value="3403.54" calcext:value-type="currency">
            <text:p>$3 403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4" calcext:value-type="float">
            <text:p>4594</text:p>
          </table:table-cell>
          <table:table-cell/>
          <table:table-cell table:formula="of:=[.H101]+[.G102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196.46" calcext:value-type="currency">
            <text:p>$6 196,46</text:p>
          </table:table-cell>
          <table:table-cell table:style-name="ce41" table:formula="of:=[.A102]*budgetjour-[.O102]" office:value-type="currency" office:currency="USD" office:value="3499.54" calcext:value-type="currency">
            <text:p>$3 499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4" calcext:value-type="float">
            <text:p>4594</text:p>
          </table:table-cell>
          <table:table-cell/>
          <table:table-cell table:formula="of:=[.H102]+[.G103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196.46" calcext:value-type="currency">
            <text:p>$6 196,46</text:p>
          </table:table-cell>
          <table:table-cell table:style-name="ce41" table:formula="of:=[.A103]*budgetjour-[.O103]" office:value-type="currency" office:currency="USD" office:value="3595.54" calcext:value-type="currency">
            <text:p>$3 595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4" calcext:value-type="float">
            <text:p>4594</text:p>
          </table:table-cell>
          <table:table-cell/>
          <table:table-cell table:formula="of:=[.H103]+[.G104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196.46" calcext:value-type="currency">
            <text:p>$6 196,46</text:p>
          </table:table-cell>
          <table:table-cell table:style-name="ce41" table:formula="of:=[.A104]*budgetjour-[.O104]" office:value-type="currency" office:currency="USD" office:value="3691.54" calcext:value-type="currency">
            <text:p>$3 691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4" calcext:value-type="float">
            <text:p>4594</text:p>
          </table:table-cell>
          <table:table-cell/>
          <table:table-cell table:formula="of:=[.H104]+[.G105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196.46" calcext:value-type="currency">
            <text:p>$6 196,46</text:p>
          </table:table-cell>
          <table:table-cell table:style-name="ce41" table:formula="of:=[.A105]*budgetjour-[.O105]" office:value-type="currency" office:currency="USD" office:value="3787.54" calcext:value-type="currency">
            <text:p>$3 787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4" calcext:value-type="float">
            <text:p>4594</text:p>
          </table:table-cell>
          <table:table-cell/>
          <table:table-cell table:formula="of:=[.H105]+[.G106]" office:value-type="float" office:value="27478" calcext:value-type="float">
            <text:p>27478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196.46" calcext:value-type="currency">
            <text:p>$6 196,46</text:p>
          </table:table-cell>
          <table:table-cell table:style-name="ce41" table:formula="of:=[.A106]*budgetjour-[.O106]" office:value-type="currency" office:currency="USD" office:value="3883.54" calcext:value-type="currency">
            <text:p>$3 883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7:34:41.2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31T20:07:26.202000000</dc:date>
    <meta:editing-duration>P117DT5H12M51S</meta:editing-duration>
    <meta:editing-cycles>290</meta:editing-cycles>
    <meta:document-statistic meta:table-count="2" meta:cell-count="1490" meta:object-count="0"/>
  </office:meta>
</office:document-meta>
</file>